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28:33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28:33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olygon3112" draw:style-name="style0" draw:layer="layout" svg:x="1.826cm" svg:y="0.380cm" svg:width="5.345cm" svg:height="7.358cm" svg:viewBox="0.0 0.0 5345.999 7359.000" svg:d="M 8004.000 1715.999 L 6726.000 2354.999 L 6327.000 761.999 L 5927.999 2354.999 L 4649.999 1715.999 L 5304.000 3023.999 L 3654.000 3434.999 L 5265.000 3839.999 L 4649.999 5069.999 L 5856.000 4466.999 L 6327.000 8120.999 L 6797.999 4466.999 L 8004.000 5069.999 L 7389.000 3839.999 L 9000.000 3434.999 L 7350.000 3023.999 L 8004.000 1715.999 Z">
          <!-- 17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28:33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28:33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